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Double_20_Dash" svg:stroke-color="#dddddd" svg:stroke-linecap="butt" draw:fill="none" draw:textarea-vertical-align="middle"/>
    </style:style>
    <style:style style:name="gr2" style:family="graphic" style:parent-style-name="objectwithoutfill">
      <style:graphic-properties svg:stroke-color="#666666" draw:fill="none" draw:textarea-vertical-align="middle"/>
    </style:style>
    <style:style style:name="gr3" style:family="graphic" style:parent-style-name="objectwithoutfill">
      <style:graphic-properties svg:stroke-color="#b2b2b2" draw:marker-end="Arrowheads_20_2" draw:marker-end-width="0.3cm" draw:fill="none" draw:textarea-vertical-align="middle"/>
    </style:style>
    <style:style style:name="gr4" style:family="graphic" style:parent-style-name="objectwithoutfill">
      <style:graphic-properties svg:stroke-color="#5983b0" draw:marker-end="Arrowheads_20_2" draw:marker-end-width="0.3cm" draw:fill="none" draw:textarea-vertical-align="middle"/>
    </style:style>
    <style:style style:name="gr5" style:family="graphic" style:parent-style-name="objectwithoutfill">
      <style:graphic-properties svg:stroke-color="#ff3838"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stroke="dash" draw:stroke-dash="Double_20_Dash" svg:stroke-color="#666666" svg:stroke-linecap="butt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19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auto-grow-height="true" draw:auto-grow-width="false" fo:max-height="0cm" fo:min-height="0.917cm"/>
      <style:paragraph-properties style:writing-mode="lr-tb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1.116cm" fo:min-width="21.372cm"/>
    </style:style>
    <style:style style:name="gr12" style:family="graphic" style:parent-style-name="objectwithoutfill">
      <style:graphic-properties draw:stroke="solid" draw:stroke-dash="Line_20_with_20_Fine_20_Dots" svg:stroke-color="#000000" draw:marker-end="Arrowheads_20_4" svg:stroke-linecap="butt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74cm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ffffff"/>
      <style:paragraph-properties style:writing-mode="lr-tb"/>
      <style:text-properties fo:font-size="20pt" style:font-size-asian="20pt" style:font-size-complex="20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tyle="italic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style:text-position="-8% 58%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tyle="italic"/>
    </style:style>
    <style:style style:name="T4" style:family="text">
      <style:text-properties style:text-position="-8% 58%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3.412cm" svg:y1="3.528cm" svg:x2="3.412cm" svg:y2="7.707cm">
          <text:p/>
        </draw:line>
        <draw:line draw:style-name="gr1" draw:text-style-name="P1" draw:layer="layout" svg:x1="6.563cm" svg:y1="3.51cm" svg:x2="6.563cm" svg:y2="7.707cm">
          <text:p/>
        </draw:line>
        <draw:line draw:style-name="gr1" draw:text-style-name="P1" draw:layer="layout" svg:x1="11.246cm" svg:y1="3.528cm" svg:x2="11.246cm" svg:y2="7.707cm">
          <text:p/>
        </draw:line>
        <draw:line draw:style-name="gr1" draw:text-style-name="P1" draw:layer="layout" svg:x1="17.119cm" svg:y1="3.528cm" svg:x2="17.119cm" svg:y2="7.707cm">
          <text:p/>
        </draw:line>
        <draw:line draw:style-name="gr1" draw:text-style-name="P1" draw:layer="layout" svg:x1="22.675cm" svg:y1="3.528cm" svg:x2="22.675cm" svg:y2="7.707cm">
          <text:p/>
        </draw:line>
        <draw:line draw:style-name="gr2" draw:text-style-name="P1" draw:layer="layout" svg:x1="3.424cm" svg:y1="5.267cm" svg:x2="3.424cm" svg:y2="4.834cm">
          <text:p/>
        </draw:line>
        <draw:line draw:style-name="gr2" draw:text-style-name="P1" draw:layer="layout" svg:x1="6.548cm" svg:y1="5.25cm" svg:x2="6.548cm" svg:y2="4.817cm">
          <text:p/>
        </draw:line>
        <draw:line draw:style-name="gr2" draw:text-style-name="P1" draw:layer="layout" svg:x1="11.232cm" svg:y1="5.235cm" svg:x2="11.232cm" svg:y2="4.802cm">
          <text:p/>
        </draw:line>
        <draw:line draw:style-name="gr2" draw:text-style-name="P1" draw:layer="layout" svg:x1="17.132cm" svg:y1="5.236cm" svg:x2="17.132cm" svg:y2="4.803cm">
          <text:p/>
        </draw:line>
        <draw:line draw:style-name="gr2" draw:text-style-name="P1" draw:layer="layout" svg:x1="22.662cm" svg:y1="5.236cm" svg:x2="22.662cm" svg:y2="4.803cm">
          <text:p/>
        </draw:line>
        <draw:line draw:style-name="gr3" draw:text-style-name="P1" draw:layer="layout" svg:x1="3.361cm" svg:y1="5.662cm" svg:x2="6.536cm" svg:y2="5.662cm">
          <text:p/>
        </draw:line>
        <draw:line draw:style-name="gr4" draw:text-style-name="P1" draw:layer="layout" svg:x1="6.524cm" svg:y1="5.918cm" svg:x2="11.219cm" svg:y2="5.918cm">
          <text:p/>
        </draw:line>
        <draw:line draw:style-name="gr4" draw:text-style-name="P1" draw:layer="layout" svg:x1="11.275cm" svg:y1="6.309cm" svg:x2="17.145cm" svg:y2="6.309cm">
          <text:p/>
        </draw:line>
        <draw:line draw:style-name="gr5" draw:text-style-name="P1" draw:layer="layout" svg:x1="22.675cm" svg:y1="6.82cm" svg:x2="12.7cm" svg:y2="6.82cm">
          <text:p/>
        </draw:line>
        <draw:line draw:style-name="gr6" draw:text-style-name="P1" draw:layer="layout" svg:x1="12.717cm" svg:y1="3.544cm" svg:x2="12.71cm" svg:y2="7.663cm">
          <text:p/>
        </draw:line>
        <draw:frame draw:style-name="gr7" draw:text-style-name="P2" draw:layer="layout" svg:width="2.234cm" svg:height="0.962cm" svg:x="5.056cm" svg:y="2.41cm">
          <draw:text-box>
            <text:p>E[f(x)]</text:p>
          </draw:text-box>
        </draw:frame>
        <draw:frame draw:style-name="gr8" draw:text-style-name="P2" draw:layer="layout" svg:width="4.969cm" svg:height="1.673cm" svg:x="7.29cm" svg:y="2.41cm">
          <draw:text-box>
            <text:p>E[f(z)| z<text:span text:style-name="T1">1</text:span> = x<text:span text:style-name="T1">1</text:span> ]</text:p>
          </draw:text-box>
        </draw:frame>
        <draw:frame draw:style-name="gr9" draw:text-style-name="P2" draw:layer="layout" svg:width="6.026cm" svg:height="1.469cm" svg:x="14.081cm" svg:y="2.41cm">
          <draw:text-box>
            <text:p>E[f(z)| z<text:span text:style-name="T1">1,2 </text:span>= x<text:span text:style-name="T1">1,2</text:span> ]</text:p>
          </draw:text-box>
        </draw:frame>
        <draw:frame draw:style-name="gr10" draw:text-style-name="P3" draw:layer="layout" svg:width="1.75cm" svg:height="1.167cm" svg:x="12.009cm" svg:y="2.41cm">
          <draw:text-box>
            <text:p><text:span text:style-name="T2">f(x)</text:span></text:p>
          </draw:text-box>
        </draw:frame>
        <draw:frame draw:style-name="gr8" draw:text-style-name="P2" draw:layer="layout" svg:width="6.967cm" svg:height="1.673cm" svg:x="19.55cm" svg:y="2.41cm">
          <draw:text-box>
            <text:p>E[f(z)| z<text:span text:style-name="T1">1,2,3</text:span> = x<text:span text:style-name="T1">1,2,3 </text:span>]</text:p>
          </draw:text-box>
        </draw:frame>
        <draw:frame draw:style-name="gr7" draw:text-style-name="P2" draw:layer="layout" svg:width="0.942cm" svg:height="0.962cm" svg:x="2.997cm" svg:y="2.41cm">
          <draw:text-box>
            <text:p>0</text:p>
          </draw:text-box>
        </draw:frame>
        <draw:custom-shape draw:style-name="gr11" draw:text-style-name="P4" draw:layer="layout" svg:width="21.872cm" svg:height="1.366cm" svg:x="2.682cm" svg:y="8.1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2.435cm" svg:y1="5.124cm" svg:x2="26.289cm" svg:y2="5.124cm">
          <text:p/>
        </draw:line>
        <draw:frame draw:style-name="gr13" draw:text-style-name="P5" draw:layer="layout" svg:width="1.375cm" svg:height="0.962cm" svg:x="4.362cm" svg:y="5.838cm">
          <draw:text-box>
            <text:p><text:span text:style-name="T3">Φ</text:span><text:span text:style-name="T4">0</text:span></text:p>
          </draw:text-box>
        </draw:frame>
        <draw:frame draw:style-name="gr13" draw:text-style-name="P5" draw:layer="layout" svg:width="1.375cm" svg:height="0.962cm" svg:x="8.095cm" svg:y="6.076cm">
          <draw:text-box>
            <text:p><text:span text:style-name="T3">Φ</text:span><text:span text:style-name="T4">1</text:span></text:p>
          </draw:text-box>
        </draw:frame>
        <draw:frame draw:style-name="gr13" draw:text-style-name="P5" draw:layer="layout" svg:width="1.375cm" svg:height="0.962cm" svg:x="14.028cm" svg:y="5.347cm">
          <draw:text-box>
            <text:p><text:span text:style-name="T3">Φ</text:span><text:span text:style-name="T4">2</text:span></text:p>
          </draw:text-box>
        </draw:frame>
        <draw:frame draw:style-name="gr14" draw:text-style-name="P5" draw:layer="layout" svg:width="1.375cm" svg:height="0.962cm" svg:x="17.119cm" svg:y="6.82cm">
          <draw:text-box>
            <text:p><text:span text:style-name="T3">Φ</text:span><text:span text:style-name="T4">4</text:span></text:p>
          </draw:text-box>
        </draw:frame>
        <draw:line draw:style-name="gr4" draw:text-style-name="P1" draw:layer="layout" svg:x1="17.119cm" svg:y1="5.866cm" svg:x2="22.675cm" svg:y2="5.866cm">
          <text:p/>
        </draw:line>
        <draw:frame draw:style-name="gr14" draw:text-style-name="P5" draw:layer="layout" svg:width="1.375cm" svg:height="0.962cm" svg:x="19.224cm" svg:y="5.983cm">
          <draw:text-box>
            <text:p><text:span text:style-name="T3">Φ</text:span><text:span text:style-name="T4">3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2T17:18:16.478178637</meta:creation-date>
    <meta:editing-duration>PT2M13S</meta:editing-duration>
    <meta:editing-cycles>4</meta:editing-cycles>
    <meta:generator>LibreOffice/7.3.7.2$Linux_X86_64 LibreOffice_project/30$Build-2</meta:generator>
    <dc:title>Forestbird</dc:title>
    <dc:date>2023-11-23T14:57:59.691064535</dc:date>
    <meta:document-statistic meta:object-count="302"/>
  </office:meta>
</office:document-meta>
</file>